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wall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c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ength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u</text:p>
          </table:table-cell>
          <table:table-cell table:formula="of:=[.B3]*[.B2]*[.B4]/[.B5]+0.5" office:value-type="float" office:value="0.515" calcext:value-type="float">
            <text:p>0.5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ish </meta:initial-creator>
    <meta:creation-date>2015-05-19T19:58:23.660302680</meta:creation-date>
    <dc:date>2015-05-19T21:30:01.044594701</dc:date>
    <dc:creator>makish </dc:creator>
    <meta:editing-duration>PT1H1M7S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